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523c"/>
    </style:style>
    <style:style style:name="P2" style:family="paragraph" style:parent-style-name="Standard">
      <style:text-properties officeooo:rsid="0013523c" officeooo:paragraph-rsid="0013523c"/>
    </style:style>
    <style:style style:name="P3" style:family="paragraph" style:parent-style-name="Standard">
      <style:text-properties officeooo:rsid="0013604a" officeooo:paragraph-rsid="0013604a"/>
    </style:style>
    <style:style style:name="P4" style:family="paragraph" style:parent-style-name="Standard">
      <style:text-properties officeooo:rsid="0013604a" officeooo:paragraph-rsid="0013604a"/>
    </style:style>
    <style:style style:name="P5" style:family="paragraph" style:parent-style-name="Standard">
      <style:text-properties officeooo:rsid="0013523c" officeooo:paragraph-rsid="0013523c"/>
    </style:style>
    <style:style style:name="T1" style:family="text">
      <style:text-properties officeooo:rsid="0014ca7b"/>
    </style:style>
    <style:style style:name="T2" style:family="text">
      <style:text-properties officeooo:rsid="00152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Honors Application</text:p>
      <text:p text:style-name="P1"/>
      <text:p text:style-name="P2">Nonfunction:</text:p>
      <text:p text:style-name="P2">Portability</text:p>
      <text:p text:style-name="P2">-<text:span text:style-name="T2">the functionality of the Honor's application should be designed in a way that will assist in future development of the application for iOS</text:span></text:p>
      <text:p text:style-name="P2"/>
      <text:p text:style-name="P2">Security</text:p>
      <text:p text:style-name="P2">-<text:span text:style-name="T2">due to the personal nature of all of the student information, all connections to stored data must be secured and require personal login</text:span></text:p>
      <text:p text:style-name="P2"/>
      <text:p text:style-name="P3">Easy to use</text:p>
      <text:p text:style-name="P3">-<text:span text:style-name="T2">assuming the skill-levels of the student users will be varied (and knowing that college students are very impatient), the application should be very easy to use and rather self explanatory.</text:span></text:p>
      <text:p text:style-name="P2"/>
      <text:p text:style-name="P2">Functional:</text:p>
      <text:p text:style-name="P3">View Honor's Catalogue followed</text:p>
      <text:p text:style-name="P3">-<text:span text:style-name="T1">the student should be able to view the Honor's catalogue requirements that are needed to graduate with Honors in a given year</text:span></text:p>
      <text:p text:style-name="P3"/>
      <text:p text:style-name="P3">Audit Completed Requirements</text:p>
      <text:p text:style-name="P3">-</text:p>
      <text:p text:style-name="P3"/>
      <text:p text:style-name="P3">Check into ev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7T10:32:41.615199000</dc:date>
    <meta:editing-duration>PT7M45S</meta:editing-duration>
    <meta:editing-cycles>4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4" meta:word-count="120" meta:character-count="756" meta:non-whitespace-character-count="650"/>
  </office:meta>
</office:document-meta>
</file>